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wiss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Normale">
      <style:paragraph-properties fo:margin-top="0cm" fo:margin-bottom="0.194cm" style:contextual-spacing="false"/>
      <style:text-properties officeooo:paragraph-rsid="00193960"/>
    </style:style>
    <style:style style:name="P2" style:family="paragraph" style:parent-style-name="Text_20_body">
      <style:text-properties officeooo:paragraph-rsid="00193960"/>
    </style:style>
    <style:style style:name="P3" style:family="paragraph" style:parent-style-name="Heading_20_1" style:master-page-name="MP0">
      <style:paragraph-properties style:page-number="auto" fo:break-before="page"/>
      <style:text-properties style:use-window-font-color="true" loext:opacity="0%" officeooo:paragraph-rsid="00193960"/>
    </style:style>
    <style:style style:name="P4" style:family="paragraph" style:parent-style-name="Heading_20_2">
      <style:text-properties officeooo:paragraph-rsid="00193960"/>
    </style:style>
    <style:style style:name="P5" style:family="paragraph" style:parent-style-name="Heading_20_2">
      <style:text-properties style:use-window-font-color="true" loext:opacity="0%" officeooo:paragraph-rsid="00193960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Segoe UI" officeooo:rsid="000cbbe3" style:font-name-asian="Segoe UI" style:font-name-complex="Segoe UI"/>
    </style:style>
    <style:style style:name="T3" style:family="text">
      <style:text-properties style:use-window-font-color="true" loext:opacity="0%" officeooo:rsid="001a4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Design system .italia</text:h>
      <text:h text:style-name="P4" text:outline-level="2"><text:span text:style-name="Default_20_Paragraph_20_Font"><text:span text:style-name="T1">Video</text:span></text:span></text:h>
      <text:p text:style-name="P1"><text:a xlink:type="simple" xlink:href="https://designers.italia.it/community/media/20241021-design-system-italia/" text:style-name="Internet_20_link" text:visited-style-name="Visited_20_Internet_20_Link"><text:span text:style-name="Default_20_Paragraph_20_Font"><text:span text:style-name="T2">https://designers.italia.it/community/media/20241021-design-system-italia/</text:span></text:span></text:a></text:p>
      <text:h text:style-name="P5" text:outline-level="2" text:is-list-header="true">Trascrizione</text:h>
      <text:p text:style-name="P2"><text:span text:style-name="Default_20_Paragraph_20_Font"><text:span text:style-name="T1">Caselle di testo, pulsanti, menu a tendina sono alcuni degli elementi più semplici di app e siti web.</text:span></text:span></text:p>
      <text:p text:style-name="P2"><text:span text:style-name="Default_20_Paragraph_20_Font"><text:span text:style-name="T1">Eppure nei servizi pubblici digitali componenti come questi sono fondamentali, perché consentono alle persone di esercitare i propri diritti senza escludere nessuno.</text:span></text:span></text:p>
      <text:p text:style-name="P2"><text:span text:style-name="Default_20_Paragraph_20_Font"><text:span text:style-name="T1">Il digitale sta cambiando il volto della Pubblica Amministrazione e il </text:span></text:span><text:span text:style-name="Default_20_Paragraph_20_Font"><text:span text:style-name="T3">d</text:span></text:span><text:span text:style-name="Default_20_Paragraph_20_Font"><text:span text:style-name="T1">esign system .italia ha un ruolo fondamentale in questa trasformazione, perché getta le fondamenta per rendere coerenti le esperienze di utilizzo dei servizi pubblici digitali, definendone identità, linguaggio e interazioni.</text:span></text:span></text:p>
      <text:p text:style-name="P2"><text:span text:style-name="Default_20_Paragraph_20_Font"><text:span text:style-name="T1">In pratica è un insieme di indicazioni e risorse per realizzare interfacce usabili e accessibili. Contribuendo così a una Pubblica Amministrazione più vicina semplice e utile per le persone.</text:span></text:span></text:p>
      <text:p text:style-name="P2"><text:span text:style-name="Default_20_Paragraph_20_Font"><text:span text:style-name="T1">Nel design system .italia infatti c'è tutto quello che serve per progettare, prototipare e sviluppare piattaforme digitali con più efficacia, minor tempo e costi. Dalle indicazioni pratiche su come scrivere i testi alle stringhe di codice pronte all'uso.</text:span></text:span></text:p>
      <text:p text:style-name="P2"><text:span text:style-name="Default_20_Paragraph_20_Font"><text:span text:style-name="T1">È per tutti perché open source: tutti lo possono usare. È di tutti perché costruito con l'aiuto della community di Designers Italia. Tutti possono contribuire al suo miglioramento.</text:span></text:span></text:p>
      <text:p text:style-name="P2"><text:span text:style-name="Default_20_Paragraph_20_Font"><text:span text:style-name="T1">Oggi sono già migliaia gli enti che usano il design system .italia, ed è importante che domani siano ancora di più. Perché è un diritto di tutte le persone poter interagire con siti e servizi pubblici digitali di qualità.</text:span></text:span></text:p>
      <text:p text:style-name="P2"><text:span text:style-name="Default_20_Paragraph_20_Font"><text:span text:style-name="T1">Designers Italia è un progetto a cura del Dipartimento per la Trasformazione Digitale e dell'Agenzia per l'Italia Digitale.</text:span></text:span></text:p>
      <text:p text:style-name="P1"><text:span text:style-name="Default_20_Paragraph_20_Font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wiss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size-asian="13pt" style:font-size-complex="13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0:52:15.690681166</meta:creation-date>
    <dc:date>2024-10-18T12:34:18.963340152</dc:date>
    <meta:editing-duration>PT21S</meta:editing-duration>
    <meta:editing-cycles>2</meta:editing-cycles>
    <meta:generator>LibreOffice/7.5.4.2$MacOSX_X86_64 LibreOffice_project/36ccfdc35048b057fd9854c757a8b67ec53977b6</meta:generator>
    <meta:document-statistic meta:table-count="0" meta:image-count="0" meta:object-count="0" meta:page-count="1" meta:paragraph-count="12" meta:word-count="239" meta:character-count="1642" meta:non-whitespace-character-count="1415"/>
  </office:meta>
</office:document-meta>
</file>